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99b" officeooo:paragraph-rsid="000fa99b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Courier New" fo:font-size="10pt" officeooo:rsid="000fa99b" officeooo:paragraph-rsid="000fa99b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ristmas Delivery</text:p>
      <text:p text:style-name="P1">Due to huge population growth in the world, Santa Claus is having to change his</text:p>
      <text:p text:style-name="P1">existing process.</text:p>
      <text:p text:style-name="P1">Currently only one Elf can put a present on his Sleigh at a time and Santa wants to be</text:p>
      <text:p text:style-name="P1">able to be able to use multiple Elves.</text:p>
      <text:p text:style-name="P1"/>
      <text:h text:style-name="Heading_20_2" text:outline-level="2">Specification</text:h>
      <text:p text:style-name="P1">In order to receive presents yourself this year, you'll have to design a system to</text:p>
      <text:p text:style-name="P1">support his changing process.</text:p>
      <text:p text:style-name="P1"/>
      <text:h text:style-name="Heading_20_3" text:outline-level="3">User Story 1</text:h>
      <text:p text:style-name="P1">Start off by recreating the current system Santa has.</text:p>
      <text:p text:style-name="P1">Currently his system allows a single delivery elf to move presents onto his Sleigh:</text:p>
      <text:p text:style-name="P1"/>
      <text:p text:style-name="P2">Toy Machine --&gt; (Gives Present) --&gt; Elf --&gt; (Packs onto) --&gt; Santa Sleigh</text:p>
      <text:p text:style-name="P1"/>
      <text:p text:style-name="P1">Once a delivery elf has a present it will take him a while to put it onto Santa's Sleigh.</text:p>
      <text:p text:style-name="P1">Once he has he calls back to say he's available to transport another present.</text:p>
      <text:p text:style-name="P1"/>
      <text:h text:style-name="Heading_20_3" text:outline-level="3">User Story 2</text:h>
      <text:p text:style-name="P1">Santa has asked Mrs Claus to organise a number of delivery elves who will put</text:p>
      <text:p text:style-name="P1">presents onto his Sleigh.</text:p>
      <text:p text:style-name="P1">Mrs Claus will operate as a present receiver for the Toy Machines. She will then give</text:p>
      <text:p text:style-name="P1">these presents to the available delivery elves. If no elves are available she will keep</text:p>
      <text:p text:style-name="P1">hold of the present until they are available.</text:p>
      <text:p text:style-name="P1"/>
      <text:p text:style-name="P3">ToyMachine [1-N] --&gt; (Gives Present) --&gt; Mrs Claus --&gt; (Gives Present) --&gt; Elf [1-N] --&gt; (Packs onto) --&gt; Santa Sleigh</text:p>
      <text:p text:style-name="P1"/>
      <text:h text:style-name="Heading_20_3" text:outline-level="3">User Story 3</text:h>
      <text:p text:style-name="P1">Each present forms part of a families delivery, which consist of 1..N presents.</text:p>
      <text:p text:style-name="P1">The Toy Machine cannot guarantee that all a families presents will be sent to Mrs</text:p>
      <text:p text:style-name="P1">Claus together. Other families presents could come in-between. Where possible,</text:p>
      <text:p text:style-name="P1">presents from different families should not be put on the sleigh independently.</text:p>
      <text:p text:style-name="P1">But the delivery elves are an expensive resource so we’d prefer the requests to be</text:p>
      <text:p text:style-name="P1">interleaved rather than having them sit idle.</text:p>
      <text:p text:style-name="P1">You will need to devise a strategy to allow Mrs Claus to deliver presents by family</text:p>
      <text:p text:style-name="P1">when possible.</text:p>
      <text:p text:style-name="P1"/>
      <text:h text:style-name="Heading_20_3" text:outline-level="3">User Story 4</text:h>
      <text:p text:style-name="P1">Santa has just received news that some families have been very naughty during the holiday period. He wants to be able to cancel presents for these families by telling</text:p>
      <text:p text:style-name="P1">Mrs Claus to discard their present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42:38.471000000</meta:creation-date>
    <dc:date>2015-12-14T16:47:30.239000000</dc:date>
    <meta:editing-duration>PT4M52S</meta:editing-duration>
    <meta:editing-cycles>1</meta:editing-cycles>
    <meta:document-statistic meta:table-count="0" meta:image-count="0" meta:object-count="0" meta:page-count="1" meta:paragraph-count="33" meta:word-count="360" meta:character-count="1965" meta:non-whitespace-character-count="1648"/>
    <meta:generator>LibreOffice/4.3.7.2$Windows_x86 LibreOffice_project/8a35821d8636a03b8bf4e15b48f59794652c68ba</meta:generator>
  </office:meta>
</office:document-meta>
</file>